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ureVariablePathElemen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ureVariablePathElement.getCapt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eVariablePathElement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eVariablePathElement.get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ptureVariablePathElement.matches( int pathIndex , PathPattern . MatchingContext matching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aptureVariablePathElement.getVari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eVariablePathElement.getWildcar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eVariablePathElement.getNormalize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ureVariablePathElement.CaptureVariablePathElement( int pos , char [ ] captureDescriptor , boolean caseSensitive , char sepa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